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191.96pt"/>
    </style:style>
    <style:style style:name="co3" style:family="table-column">
      <style:table-column-properties fo:break-before="auto" style:column-width="191.2pt"/>
    </style:style>
    <style:style style:name="co4" style:family="table-column">
      <style:table-column-properties fo:break-before="auto" style:column-width="204.89pt"/>
    </style:style>
    <style:style style:name="co5" style:family="table-column">
      <style:table-column-properties fo:break-before="auto" style:column-width="224.39pt"/>
    </style:style>
    <style:style style:name="co6" style:family="table-column">
      <style:table-column-properties fo:break-before="auto" style:column-width="75.06pt"/>
    </style:style>
    <style:style style:name="co7" style:family="table-column">
      <style:table-column-properties fo:break-before="auto" style:column-width="89.46pt"/>
    </style:style>
    <style:style style:name="co8" style:family="table-column">
      <style:table-column-properties fo:break-before="auto" style:column-width="72.14pt"/>
    </style:style>
    <style:style style:name="co9" style:family="table-column">
      <style:table-column-properties fo:break-before="auto" style:column-width="119.76pt"/>
    </style:style>
    <style:style style:name="co10" style:family="table-column">
      <style:table-column-properties fo:break-before="auto" style:column-width="87.99pt"/>
    </style:style>
    <style:style style:name="co11" style:family="table-column">
      <style:table-column-properties fo:break-before="auto" style:column-width="147.2pt"/>
    </style:style>
    <style:style style:name="co12" style:family="table-column">
      <style:table-column-properties fo:break-before="auto" style:column-width="136.35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55.5pt"/>
    </style:style>
    <style:style style:name="co15" style:family="table-column">
      <style:table-column-properties fo:break-before="auto" style:column-width="92.21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" style:family="table-cell" style:parent-style-name="Default" style:data-style-name="N0"/>
    <style:style style:name="ce6" style:family="table-cell" style:parent-style-name="Default" style:data-style-name="N99"/>
    <style:style style:name="ce3" style:family="table-cell" style:parent-style-name="Default" style:data-style-name="N1">
      <style:table-cell-properties fo:background-color="#c4d79b"/>
    </style:style>
    <style:style style:name="ce2" style:family="table-cell" style:parent-style-name="Default" style:data-style-name="N0">
      <style:table-cell-properties fo:background-color="#c4d79b"/>
    </style:style>
    <style:style style:name="ce4" style:family="table-cell" style:parent-style-name="Default" style:data-style-name="N2">
      <style:table-cell-properties fo:background-color="#c4d79b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st_dfs_tax_sched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2" table:default-cell-style-name="ce1"/>
        <table:table-column table:style-name="co1" table:number-columns-repeated="5" table:default-cell-style-name="ce1"/>
        <table:table-column table:style-name="co15" table:default-cell-style-name="ce1"/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994" table:default-cell-style-name="ce1"/>
        <table:table-row table:style-name="ro1">
          <table:table-cell office:value-type="string" calcext:value-type="string">
            <text:p>hh_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_zu_verst_eink_kein_kinderfreib</text:p>
          </table:table-cell>
          <table:table-cell office:value-type="string" calcext:value-type="string">
            <text:p>_zu_verst_eink_kinderfreib</text:p>
          </table:table-cell>
          <table:table-cell office:value-type="string" calcext:value-type="string">
            <text:p>_zu_verst_eink_abgelt_st_m_kein_kinderfreib</text:p>
          </table:table-cell>
          <table:table-cell office:value-type="string" calcext:value-type="string">
            <text:p>_zu_versteuerndes_eink_abgelt_st_m_kinderfreib</text:p>
          </table:table-cell>
          <table:table-cell office:value-type="string" calcext:value-type="string">
            <text:p>brutto_eink_5</text:p>
          </table:table-cell>
          <table:table-cell office:value-type="string" calcext:value-type="string">
            <text:p><text:span text:style-name="T1">brutto_eink_5</text:span>_tu</text:p>
          </table:table-cell>
          <table:table-cell table:style-name="Default" office:value-type="string" calcext:value-type="string">
            <text:p>gem_veranlagt</text:p>
          </table:table-cell>
          <table:table-cell table:style-name="Default" office:value-type="string" calcext:value-type="string">
            <text:p>jahr</text:p>
          </table:table-cell>
          <table:table-cell/>
          <table:table-cell office:value-type="string" calcext:value-type="string">
            <text:p>_st_kein_kind_freib_tu</text:p>
          </table:table-cell>
          <table:table-cell office:value-type="string" calcext:value-type="string">
            <text:p>_st_kind_freib_tu</text:p>
          </table:table-cell>
          <table:table-cell office:value-type="string" calcext:value-type="string">
            <text:p>_st_abgelt_st_m_kein_kind_freib</text:p>
          </table:table-cell>
          <table:table-cell office:value-type="string" calcext:value-type="string">
            <text:p><text:span text:style-name="T1">_st_abgelt_st_m_</text:span>kind_freib_tu</text:p>
          </table:table-cell>
          <table:table-cell table:style-name="ce2" office:value-type="string" calcext:value-type="string">
            <text:p>abgelt_st_tu</text:p>
          </table:table-cell>
          <table:table-cell table:style-name="ce2" office:value-type="string" calcext:value-type="string">
            <text:p>soli_st_tu</text:p>
          </table:table-cell>
          <table:table-cell table:style-name="ce2" office:value-type="string" calcext:value-type="string">
            <text:p>soli_st_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solibase_inctax</text:p>
          </table:table-cell>
          <table:table-cell table:number-columns-repeated="2"/>
          <table:table-cell table:style-name="ce1"/>
          <table:table-cell table:number-columns-repeated="994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2" office:value-type="float" office:value="5000" calcext:value-type="float">
            <text:p>5000</text:p>
          </table:table-cell>
          <table:table-cell table:number-columns-repeated="2" office:value-type="float" office:value="5500" calcext:value-type="float">
            <text:p>5500</text:p>
          </table:table-cell>
          <table:table-cell table:number-columns-repeated="2" office:value-type="float" office:value="500" calcext:value-type="float">
            <text:p>50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8" calcext:value-type="float">
            <text:p>2018</text:p>
          </table:table-cell>
          <table:table-cell/>
          <table:table-cell table:style-name="ce3" table:formula="of:=([.E2]&gt;9000)*([.E2]&lt;13996)*(997.8*([.E2]-9000)/10000+1400)*([.E2]-9000)/10000+([.E2]&gt;13996)*([.E2]&lt;54949)*((220.13*([.E2]-13996)/10000+2397)*([.E2]-13996)/10000+948.49)+([.E2]&gt;54950)*([.E2]&lt;260532)*(0.42*[.E2]-8621.75)+([.E2]&gt;260532)*(0.45*[.E2]-16437.7)" office:value-type="float" office:value="0" calcext:value-type="float">
            <text:p>0</text:p>
          </table:table-cell>
          <table:table-cell table:style-name="ce3" table:formula="of:=([.F2]&gt;9000)*([.F2]&lt;13996)*(997.8*([.F2]-9000)/10000+1400)*([.F2]-9000)/10000+([.F2]&gt;13996)*([.F2]&lt;54949)*((220.13*([.F2]-13996)/10000+2397)*([.F2]-13996)/10000+948.49)+([.F2]&gt;54950)*([.F2]&lt;260532)*(0.42*[.F2]-8621.75)+([.F2]&gt;260532)*(0.45*[.F2]-16437.7)" office:value-type="float" office:value="0" calcext:value-type="float">
            <text:p>0</text:p>
          </table:table-cell>
          <table:table-cell table:style-name="ce3" table:formula="of:=([.G2]&gt;9000)*([.G2]&lt;13996)*(997.8*([.G2]-9000)/10000+1400)*([.G2]-9000)/10000+([.G2]&gt;13996)*([.G2]&lt;54949)*((220.13*([.G2]-13996)/10000+2397)*([.G2]-13996)/10000+948.49)+([.G2]&gt;54950)*([.G2]&lt;260532)*(0.42*[.G2]-8621.75)+([.G2]&gt;260532)*(0.45*[.G2]-16437.7)" office:value-type="float" office:value="0" calcext:value-type="float">
            <text:p>0</text:p>
          </table:table-cell>
          <table:table-cell table:style-name="ce3" table:formula="of:=([.H2]&gt;9000)*([.H2]&lt;13996)*(997.8*([.H2]-9000)/10000+1400)*([.H2]-9000)/10000+([.H2]&gt;13996)*([.H2]&lt;54949)*((220.13*([.H2]-13996)/10000+2397)*([.H2]-13996)/10000+948.49)+([.H2]&gt;54950)*([.H2]&lt;260532)*(0.42*[.H2]-8621.75)+([.H2]&gt;260532)*(0.45*[.H2]-16437.7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</text:p>
          </table:table-cell>
          <table:table-cell table:style-name="ce4" table:formula="of:=MIN(0.055*([.O2]);MAX(0.2*([.O2]);972))/12 + (0.055*[.R2]/12)" office:value-type="float" office:value="0" calcext:value-type="float">
            <text:p>0.00</text:p>
          </table:table-cell>
          <table:table-cell office:value-type="float" office:value="9000" calcext:value-type="float">
            <text:p>9000</text:p>
          </table:table-cell>
          <table:table-cell office:value-type="float" office:value="13996" calcext:value-type="float">
            <text:p>13996</text:p>
          </table:table-cell>
          <table:table-cell office:value-type="float" office:value="54949" calcext:value-type="float">
            <text:p>54949</text:p>
          </table:table-cell>
          <table:table-cell office:value-type="float" office:value="260532" calcext:value-type="float">
            <text:p>260532</text:p>
          </table:table-cell>
          <table:table-cell/>
          <table:table-cell table:formula="of:=([.F2]&gt;[.$U2])*([.F2]&lt;[.$V2])*(939.68*([.F2]-[.$U2])/10000+1400)*([.F2]-[.$U2])/10000+([.F2]&gt;[.$V2])*([.F2]&lt;[.$W2])*((228.74*([.F2]-[.$V2])/10000+2397)*([.F2]-[.$V2])/10000+1007)+([.F2]&gt;[.$W2])*([.F2]&lt;[.$X2])*(0.42*[.F2]-8064)+([.F2]&gt;[.$X2])*(0.45*[.F2]-15576)" office:value-type="float" office:value="-0" calcext:value-type="float">
            <text:p>0</text:p>
          </table:table-cell>
          <table:table-cell table:number-columns-repeated="2"/>
          <table:table-cell table:style-name="ce1"/>
          <table:table-cell table:number-columns-repeated="994"/>
        </table:table-row>
        <table:table-row table:style-name="ro1">
          <table:table-cell table:formula="of:=[.B3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2" office:value-type="float" office:value="5000" calcext:value-type="float">
            <text:p>5000</text:p>
          </table:table-cell>
          <table:table-cell table:number-columns-repeated="2" office:value-type="float" office:value="6000" calcext:value-type="float">
            <text:p>6000</text:p>
          </table:table-cell>
          <table:table-cell office:value-type="float" office:value="1300" calcext:value-type="float">
            <text:p>1300</text:p>
          </table:table-cell>
          <table:table-cell table:formula="of:=[.I3]+[.I4]" office:value-type="float" office:value="1800" calcext:value-type="float">
            <text:p>1800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/>
          <table:table-cell table:style-name="ce3" table:formula="of:=([.E3]&gt;[.U3])*([.E3]&lt;[.V3])*((997.6*([.E3]-[.U3])/10000+1400)*([.E3]-[.U3])/10000)+([.E3]&gt;[.V3])*([.E3]&lt;[.W3])*((228.74*([.E3]-[.V3])/10000+2397)*([.E3]-[.V3])/10000+971)+([.E3]&gt;[.W3])*([.E3]&lt;[.X3])*(0.42*[.E3]-8239)+([.E3]&gt;[.X3])*(0.45*[.E3]-15761)" office:value-type="float" office:value="-0" calcext:value-type="float">
            <text:p>0</text:p>
          </table:table-cell>
          <table:table-cell table:style-name="ce3" table:formula="of:=([.F3]&gt;[.U3])*([.F3]&lt;[.V3])*(997.6*([.F3]-[.U3])/10000+1400)*([.F3]-[.U3])/10000+([.F3]&gt;[.V3])*([.F3]&lt;[.W3])*((228.74*([.F3]-[.V3])/10000+2397)*([.F3]-[.V3])/10000+971)+([.F3]&gt;[.W3])*([.F3]&lt;[.X3])*(0.42*[.F3]-8239)+([.F3]&gt;[.X3])*(0.45*[.F3]-15761)" office:value-type="float" office:value="-0" calcext:value-type="float">
            <text:p>0</text:p>
          </table:table-cell>
          <table:table-cell table:style-name="ce3" table:formula="of:=([.G3]&gt;[.U3])*([.G3]&lt;[.V3])*(997.6*([.G3]-[.U3])/10000+1400)*([.G3]-[.U3])/10000+([.G3]&gt;[.V3])*([.G3]&lt;[.W3])*((228.74*([.G3]-[.V3])/10000+2397)*([.G3]-[.V3])/10000+971)+([.G3]&gt;[.W3])*([.G3]&lt;[.X3])*(0.42*[.G3]-8239)+([.G3]&gt;[.X3])*(0.45*[.G3]-15761)" office:value-type="float" office:value="-0" calcext:value-type="float">
            <text:p>0</text:p>
          </table:table-cell>
          <table:table-cell table:style-name="ce3" table:formula="of:=([.H3]&gt;[.U3])*([.H3]&lt;[.V3])*(997.6*([.H3]-[.U3])/10000+1400)*([.H3]-[.U3])/10000+([.H3]&gt;[.V3])*([.H3]&lt;[.X3])*((228.74*([.H3]-[.V3])/10000+2397)*([.H3]-[.W3])/10000+971)+([.H3]&gt;[.X3])*([.H3]&lt;[.X3])*(0.42*[.H3]-8239)+([.H3]&gt;[.X3])*(0.45*[.H3]-15761)" office:value-type="float" office:value="-0" calcext:value-type="float">
            <text:p>0</text:p>
          </table:table-cell>
          <table:table-cell table:style-name="ce2" table:formula="of:=([.J3]-2*801)*0.25" office:value-type="float" office:value="49.5" calcext:value-type="float">
            <text:p>49.5</text:p>
          </table:table-cell>
          <table:table-cell table:style-name="ce4" table:formula="of:=0.055*[.R3]" office:value-type="float" office:value="2.7225" calcext:value-type="float">
            <text:p>2.72</text:p>
          </table:table-cell>
          <table:table-cell table:style-name="ce4" table:formula="of:=[.S3]/2" office:value-type="float" office:value="1.36125" calcext:value-type="float">
            <text:p>1.36</text:p>
          </table:table-cell>
          <table:table-cell office:value-type="float" office:value="8472" calcext:value-type="float">
            <text:p>8472</text:p>
          </table:table-cell>
          <table:table-cell office:value-type="float" office:value="13469" calcext:value-type="float">
            <text:p>13469</text:p>
          </table:table-cell>
          <table:table-cell office:value-type="float" office:value="52881" calcext:value-type="float">
            <text:p>52881</text:p>
          </table:table-cell>
          <table:table-cell office:value-type="float" office:value="250730" calcext:value-type="float">
            <text:p>250730</text:p>
          </table:table-cell>
          <table:table-cell/>
          <table:table-cell table:formula="of:=([.F3]&gt;[.$U3])*([.F3]&lt;[.$V3])*(939.68*([.F3]-[.$U3])/10000+1400)*([.F3]-[.$U3])/10000+([.F3]&gt;[.$V3])*([.F3]&lt;[.$W3])*((228.74*([.F3]-[.$V3])/10000+2397)*([.F3]-[.$V3])/10000+1007)+([.F3]&gt;[.$W3])*([.F3]&lt;[.$X3])*(0.42*[.F3]-8064)+([.F3]&gt;[.$X3])*(0.45*[.F3]-15576)" office:value-type="float" office:value="-0" calcext:value-type="float">
            <text:p>0</text:p>
          </table:table-cell>
          <table:table-cell table:number-columns-repeated="2"/>
          <table:table-cell table:style-name="ce1"/>
          <table:table-cell table:number-columns-repeated="99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2" office:value-type="float" office:value="5000" calcext:value-type="float">
            <text:p>5000</text:p>
          </table:table-cell>
          <table:table-cell table:number-columns-repeated="2" office:value-type="float" office:value="6000" calcext:value-type="float">
            <text:p>6000</text:p>
          </table:table-cell>
          <table:table-cell office:value-type="float" office:value="500" calcext:value-type="float">
            <text:p>500</text:p>
          </table:table-cell>
          <table:table-cell table:formula="of:=[.I3]+[.I4]" office:value-type="float" office:value="1800" calcext:value-type="float">
            <text:p>1800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/>
          <table:table-cell table:style-name="ce3" table:formula="of:=([.E4]&gt;[.U4])*([.E4]&lt;[.V4])*((997.6*([.E4]-[.U4])/10000+1400)*([.E4]-[.U4])/10000)+([.E4]&gt;[.V4])*([.E4]&lt;[.W4])*((228.74*([.E4]-[.V4])/10000+2397)*([.E4]-[.V4])/10000+971)+([.E4]&gt;[.W4])*([.E4]&lt;[.X4])*(0.42*[.E4]-8239)+([.E4]&gt;[.X4])*(0.45*[.E4]-15761)" office:value-type="float" office:value="-0" calcext:value-type="float">
            <text:p>0</text:p>
          </table:table-cell>
          <table:table-cell table:style-name="ce3" table:formula="of:=([.F4]&gt;[.U4])*([.F4]&lt;[.V4])*(997.6*([.F4]-[.U4])/10000+1400)*([.F4]-[.U4])/10000+([.F4]&gt;[.V4])*([.F4]&lt;[.W4])*((228.74*([.F4]-[.V4])/10000+2397)*([.F4]-[.V4])/10000+971)+([.F4]&gt;[.W4])*([.F4]&lt;[.X4])*(0.42*[.F4]-8239)+([.F4]&gt;[.X4])*(0.45*[.F4]-15761)" office:value-type="float" office:value="-0" calcext:value-type="float">
            <text:p>0</text:p>
          </table:table-cell>
          <table:table-cell table:style-name="ce3" table:formula="of:=([.G4]&gt;[.U4])*([.G4]&lt;[.V4])*(997.6*([.G4]-[.U4])/10000+1400)*([.G4]-[.U4])/10000+([.G4]&gt;[.V4])*([.G4]&lt;[.W4])*((228.74*([.G4]-[.V4])/10000+2397)*([.G4]-[.V4])/10000+971)+([.G4]&gt;[.W4])*([.G4]&lt;[.X4])*(0.42*[.G4]-8239)+([.G4]&gt;[.X4])*(0.45*[.G4]-15761)" office:value-type="float" office:value="-0" calcext:value-type="float">
            <text:p>0</text:p>
          </table:table-cell>
          <table:table-cell table:style-name="ce3" table:formula="of:=([.H4]&gt;[.U4])*([.H4]&lt;[.V4])*(997.6*([.H4]-[.U4])/10000+1400)*([.H4]-[.U4])/10000+([.H4]&gt;[.V4])*([.H4]&lt;[.X4])*((228.74*([.H4]-[.V4])/10000+2397)*([.H4]-[.W4])/10000+971)+([.H4]&gt;[.X4])*([.H4]&lt;[.X4])*(0.42*[.H4]-8239)+([.H4]&gt;[.X4])*(0.45*[.H4]-15761)" office:value-type="float" office:value="-0" calcext:value-type="float">
            <text:p>0</text:p>
          </table:table-cell>
          <table:table-cell table:style-name="ce2" table:formula="of:=([.J4]-2*801)*0.25" office:value-type="float" office:value="49.5" calcext:value-type="float">
            <text:p>49.5</text:p>
          </table:table-cell>
          <table:table-cell table:style-name="ce4" table:formula="of:=0.055*[.R4]" office:value-type="float" office:value="2.7225" calcext:value-type="float">
            <text:p>2.72</text:p>
          </table:table-cell>
          <table:table-cell table:style-name="ce4" table:formula="of:=[.S4]/2" office:value-type="float" office:value="1.36125" calcext:value-type="float">
            <text:p>1.36</text:p>
          </table:table-cell>
          <table:table-cell office:value-type="float" office:value="8472" calcext:value-type="float">
            <text:p>8472</text:p>
          </table:table-cell>
          <table:table-cell office:value-type="float" office:value="13469" calcext:value-type="float">
            <text:p>13469</text:p>
          </table:table-cell>
          <table:table-cell office:value-type="float" office:value="52881" calcext:value-type="float">
            <text:p>52881</text:p>
          </table:table-cell>
          <table:table-cell office:value-type="float" office:value="250730" calcext:value-type="float">
            <text:p>250730</text:p>
          </table:table-cell>
          <table:table-cell/>
          <table:table-cell table:formula="of:=([.F4]&gt;[.$U4])*([.F4]&lt;[.$V4])*(939.68*([.F4]-[.$U4])/10000+1400)*([.F4]-[.$U4])/10000+([.F4]&gt;[.$V4])*([.F4]&lt;[.$W4])*((228.74*([.F4]-[.$V4])/10000+2397)*([.F4]-[.$V4])/10000+1007)+([.F4]&gt;[.$W4])*([.F4]&lt;[.$X4])*(0.42*[.F4]-8064)+([.F4]&gt;[.$X4])*(0.45*[.F4]-15576)" office:value-type="float" office:value="-0" calcext:value-type="float">
            <text:p>0</text:p>
          </table:table-cell>
          <table:table-cell table:number-columns-repeated="2"/>
          <table:table-cell table:style-name="ce1"/>
          <table:table-cell table:number-columns-repeated="99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5" calcext:value-type="float">
            <text:p>2015</text:p>
          </table:table-cell>
          <table:table-cell/>
          <table:table-cell table:style-name="ce3" table:formula="of:=([.E5]&gt;[.U5])*([.E5]&lt;[.V5])*((997.6*([.E5]-[.U5])/10000+1400)*([.E5]-[.U5])/10000)+([.E5]&gt;[.V5])*([.E5]&lt;[.W5])*((228.74*([.E5]-[.V5])/10000+2397)*([.E5]-[.V5])/10000+971)+([.E5]&gt;[.W5])*([.E5]&lt;[.X5])*(0.42*[.E5]-8239)+([.E5]&gt;[.X5])*(0.45*[.E5]-15761)" office:value-type="float" office:value="-0" calcext:value-type="float">
            <text:p>0</text:p>
          </table:table-cell>
          <table:table-cell table:style-name="ce3" table:formula="of:=([.F5]&gt;[.U5])*([.F5]&lt;[.V5])*(997.6*([.F5]-[.U5])/10000+1400)*([.F5]-[.U5])/10000+([.F5]&gt;[.V5])*([.F5]&lt;[.W5])*((228.74*([.F5]-[.V5])/10000+2397)*([.F5]-[.V5])/10000+971)+([.F5]&gt;[.W5])*([.F5]&lt;[.X5])*(0.42*[.F5]-8239)+([.F5]&gt;[.X5])*(0.45*[.F5]-15761)" office:value-type="float" office:value="-0" calcext:value-type="float">
            <text:p>0</text:p>
          </table:table-cell>
          <table:table-cell table:style-name="ce3" table:formula="of:=([.G5]&gt;[.U5])*([.G5]&lt;[.V5])*(997.6*([.G5]-[.U5])/10000+1400)*([.G5]-[.U5])/10000+([.G5]&gt;[.V5])*([.G5]&lt;[.W5])*((228.74*([.G5]-[.V5])/10000+2397)*([.G5]-[.V5])/10000+971)+([.G5]&gt;[.W5])*([.G5]&lt;[.X5])*(0.42*[.G5]-8239)+([.G5]&gt;[.X5])*(0.45*[.G5]-15761)" office:value-type="float" office:value="-0" calcext:value-type="float">
            <text:p>0</text:p>
          </table:table-cell>
          <table:table-cell table:style-name="ce3" table:formula="of:=([.H5]&gt;[.U5])*([.H5]&lt;[.V5])*(997.6*([.H5]-[.U5])/10000+1400)*([.H5]-[.U5])/10000+([.H5]&gt;[.V5])*([.H5]&lt;[.X5])*((228.74*([.H5]-[.V5])/10000+2397)*([.H5]-[.W5])/10000+971)+([.H5]&gt;[.X5])*([.H5]&lt;[.X5])*(0.42*[.H5]-8239)+([.H5]&gt;[.X5])*(0.45*[.H5]-15761)" office:value-type="float" office:value="-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4" table:formula="of:=[.T5]" office:value-type="float" office:value="0" calcext:value-type="float">
            <text:p>0.00</text:p>
          </table:table-cell>
          <table:table-cell table:style-name="ce4" table:formula="of:=MIN(0.055*([.O5]);MAX(0.2*([.O5]);972))/12 + (0.055*[.R5]/12)" office:value-type="float" office:value="0" calcext:value-type="float">
            <text:p>0.00</text:p>
          </table:table-cell>
          <table:table-cell office:value-type="float" office:value="8472" calcext:value-type="float">
            <text:p>8472</text:p>
          </table:table-cell>
          <table:table-cell office:value-type="float" office:value="13469" calcext:value-type="float">
            <text:p>13469</text:p>
          </table:table-cell>
          <table:table-cell office:value-type="float" office:value="52881" calcext:value-type="float">
            <text:p>52881</text:p>
          </table:table-cell>
          <table:table-cell office:value-type="float" office:value="250730" calcext:value-type="float">
            <text:p>250730</text:p>
          </table:table-cell>
          <table:table-cell/>
          <table:table-cell table:formula="of:=([.F5]&gt;[.$U5])*([.F5]&lt;[.$V5])*(939.68*([.F5]-[.$U5])/10000+1400)*([.F5]-[.$U5])/10000+([.F5]&gt;[.$V5])*([.F5]&lt;[.$W5])*((228.74*([.F5]-[.$V5])/10000+2397)*([.F5]-[.$V5])/10000+1007)+([.F5]&gt;[.$W5])*([.F5]&lt;[.$X5])*(0.42*[.F5]-8064)+([.F5]&gt;[.$X5])*(0.45*[.F5]-15576)" office:value-type="float" office:value="-0" calcext:value-type="float">
            <text:p>0</text:p>
          </table:table-cell>
          <table:table-cell table:number-columns-repeated="2"/>
          <table:table-cell table:style-name="ce1"/>
          <table:table-cell table:number-columns-repeated="994"/>
        </table:table-row>
        <table:table-row table:style-name="ro1">
          <table:table-cell table:formula="of:=[.B6]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000" calcext:value-type="float">
            <text:p>20000</text:p>
          </table:table-cell>
          <table:table-cell table:formula="of:=[.E6]" office:value-type="float" office:value="20000" calcext:value-type="float">
            <text:p>20000</text:p>
          </table:table-cell>
          <table:table-cell table:number-columns-repeated="2" office:value-type="float" office:value="21000" calcext:value-type="float">
            <text:p>21000</text:p>
          </table:table-cell>
          <table:table-cell table:number-columns-repeated="2" office:value-type="float" office:value="1000" calcext:value-type="float">
            <text:p>100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2" calcext:value-type="float">
            <text:p>2012</text:p>
          </table:table-cell>
          <table:table-cell/>
          <table:table-cell table:style-name="ce3" table:formula="of:=INT(([.E6]&gt;[.U6])*([.E6]&lt;[.V6])*(912.17*([.E6]-[.U6])/10000+1400)*([.E6]-[.U6])/10000+([.E6]&gt;[.V6])*([.E6]&lt;[.W6])*((228.74*([.E6]-[.V6])/10000+2397)*([.E6]-[.V6])/10000+1038)+([.E6]&gt;[.W6])*([.E6]&lt;[.X6])*(0.42*[.E6]-8172)+([.E6]&gt;[.X6])*(0.45*[.E6]-15694))" office:value-type="float" office:value="2700" calcext:value-type="float">
            <text:p>2700</text:p>
          </table:table-cell>
          <table:table-cell table:style-name="ce3" table:formula="of:=INT(([.F6]&gt;[.U6])*([.F6]&lt;[.V6])*(912.17*([.F6]-[.U6])/10000+1400)*([.F6]-[.U6])/10000+([.F6]&gt;[.V6])*([.F6]&lt;[.W6])*((228.74*([.F6]-[.V6])/10000+2397)*([.F6]-[.V6])/10000+1038)+([.F6]&gt;[.W6])*([.F6]&lt;[.X6])*(0.42*[.F6]-8172)+([.F6]&gt;[.X6])*(0.45*[.F6]-15694))" office:value-type="float" office:value="2700" calcext:value-type="float">
            <text:p>2700</text:p>
          </table:table-cell>
          <table:table-cell table:style-name="ce3" table:formula="of:=INT(([.G6]&gt;[.U6])*([.G6]&lt;[.V6])*(912.17*([.G6]-[.U6])/10000+1400)*([.G6]-[.U6])/10000+([.G6]&gt;[.V6])*([.G6]&lt;[.W6])*((228.74*([.G6]-[.V6])/10000+2397)*([.G6]-[.V6])/10000+1038)+([.G6]&gt;[.W6])*([.G6]&lt;[.X6])*(0.42*[.G6]-8172)+([.G6]&gt;[.X6])*(0.45*[.G6]-15694))" office:value-type="float" office:value="2972" calcext:value-type="float">
            <text:p>2972</text:p>
          </table:table-cell>
          <table:table-cell table:style-name="ce3" table:formula="of:=INT(([.H6]&gt;[.U6])*([.H6]&lt;[.V6])*(912.17*([.H6]-[.U6])/10000+1400)*([.H6]-[.U6])/10000+([.H6]&gt;[.V6])*([.H6]&lt;[.W6])*((228.74*([.H6]-[.V6])/10000+2397)*([.H6]-[.V6])/10000+1038)+([.H6]&gt;[.W6])*([.H6]&lt;[.X6])*(0.42*[.H6]-8172)+([.H6]&gt;[.X6])*(0.45*[.H6]-15694))" office:value-type="float" office:value="2972" calcext:value-type="float">
            <text:p>2972</text:p>
          </table:table-cell>
          <table:table-cell table:style-name="ce2" table:formula="of:=([.J6]-801)*0.25" office:value-type="float" office:value="49.75" calcext:value-type="float">
            <text:p>49.75</text:p>
          </table:table-cell>
          <table:table-cell table:style-name="ce4" table:formula="of:=[.T6]" office:value-type="float" office:value="151.23625" calcext:value-type="float">
            <text:p>151.24</text:p>
          </table:table-cell>
          <table:table-cell table:style-name="ce4" table:formula="of:=MIN(0.055*([.O6]);MAX(0.2*[.O6];972)) + (0.055*[.R6])" office:value-type="float" office:value="151.23625" calcext:value-type="float">
            <text:p>151.24</text:p>
          </table:table-cell>
          <table:table-cell office:value-type="float" office:value="8005" calcext:value-type="float">
            <text:p>8005</text:p>
          </table:table-cell>
          <table:table-cell office:value-type="float" office:value="13470" calcext:value-type="float">
            <text:p>13470</text:p>
          </table:table-cell>
          <table:table-cell office:value-type="float" office:value="52881" calcext:value-type="float">
            <text:p>52881</text:p>
          </table:table-cell>
          <table:table-cell office:value-type="float" office:value="250730" calcext:value-type="float">
            <text:p>250730</text:p>
          </table:table-cell>
          <table:table-cell/>
          <table:table-cell table:formula="of:=([.F6]&gt;[.$U6])*([.F6]&lt;[.$V6])*(939.68*([.F6]-[.$U6])/10000+1400)*([.F6]-[.$U6])/10000+([.F6]&gt;[.$V6])*([.F6]&lt;[.$W6])*((228.74*([.F6]-[.$V6])/10000+2397)*([.F6]-[.$V6])/10000+1007)+([.F6]&gt;[.$W6])*([.F6]&lt;[.$X6])*(0.42*[.F6]-8064)+([.F6]&gt;[.$X6])*(0.45*[.F6]-15576)" office:value-type="float" office:value="2669.77779466" calcext:value-type="float">
            <text:p>2669.77779466</text:p>
          </table:table-cell>
          <table:table-cell table:number-columns-repeated="2"/>
          <table:table-cell table:style-name="ce1"/>
          <table:table-cell table:number-columns-repeated="994"/>
        </table:table-row>
        <table:table-row table:style-name="ro1">
          <table:table-cell table:formula="of:=[.B7]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50000" calcext:value-type="float">
            <text:p>50000</text:p>
          </table:table-cell>
          <table:table-cell office:value-type="float" office:value="42000" calcext:value-type="float">
            <text:p>42000</text:p>
          </table:table-cell>
          <table:table-cell office:value-type="float" office:value="52500" calcext:value-type="float">
            <text:p>52500</text:p>
          </table:table-cell>
          <table:table-cell office:value-type="float" office:value="44500" calcext:value-type="float">
            <text:p>44500</text:p>
          </table:table-cell>
          <table:table-cell table:number-columns-repeated="2" office:value-type="float" office:value="2500" calcext:value-type="float">
            <text:p>250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09" calcext:value-type="float">
            <text:p>2009</text:p>
          </table:table-cell>
          <table:table-cell/>
          <table:table-cell table:style-name="ce3" table:formula="of:=INT(([.E7]&gt;[.$U$7])*([.E7]&lt;[.$V$7])*(939.68*([.E7]-[.$U$7])/10000+1400)*([.E7]-[.$U$7])/10000+([.E7]&gt;[.$V$7])*([.E7]&lt;[.$W$7])*((228.74*([.E7]-[.$V$7])/10000+2397)*([.E7]-[.$V$7])/10000+1007)+([.E7]&gt;[.$W$7])*([.E7]&lt;[.$X$7])*(0.42*[.E7]-8064)+([.E7]&gt;[.$X$7])*(0.45*[.E7]-15576))" office:value-type="float" office:value="12950" calcext:value-type="float">
            <text:p>12950</text:p>
          </table:table-cell>
          <table:table-cell table:style-name="ce3" table:formula="of:=INT(([.F7]&gt;[.$U$7])*([.F7]&lt;[.$V$7])*(939.68*([.F7]-[.$U$7])/10000+1400)*([.F7]-[.$U$7])/10000+([.F7]&gt;[.$V$7])*([.F7]&lt;[.$W$7])*((228.74*([.F7]-[.$V$7])/10000+2397)*([.F7]-[.$V$7])/10000+1007)+([.F7]&gt;[.$W$7])*([.F7]&lt;[.$X$7])*(0.42*[.F7]-8064)+([.F7]&gt;[.$X$7])*(0.45*[.F7]-15576))" office:value-type="float" office:value="9830" calcext:value-type="float">
            <text:p>9830</text:p>
          </table:table-cell>
          <table:table-cell table:style-name="ce3" table:formula="of:=INT(([.G7]&gt;[.$U$7])*([.G7]&lt;[.$V$7])*(939.68*([.G7]-[.$U$7])/10000+1400)*([.G7]-[.$U$7])/10000+([.G7]&gt;[.$V$7])*([.G7]&lt;[.$W$7])*((228.74*([.G7]-[.$V$7])/10000+2397)*([.G7]-[.$V$7])/10000+1007)+([.G7]&gt;[.$W$7])*([.G7]&lt;[.$X$7])*(0.42*[.G7]-8064)+([.G7]&gt;[.$X$7])*(0.45*[.G7]-15576))" office:value-type="float" office:value="13985" calcext:value-type="float">
            <text:p>13985</text:p>
          </table:table-cell>
          <table:table-cell table:style-name="ce3" table:formula="of:=INT(([.H7]&gt;[.$U$7])*([.H7]&lt;[.$V$7])*(939.68*([.H7]-[.$U$7])/10000+1400)*([.H7]-[.$U$7])/10000+([.H7]&gt;[.$V$7])*([.H7]&lt;[.$W$7])*((228.74*([.H7]-[.$V$7])/10000+2397)*([.H7]-[.$V$7])/10000+1007)+([.H7]&gt;[.$W$7])*([.H7]&lt;[.$X$7])*(0.42*[.H7]-8064)+([.H7]&gt;[.$X$7])*(0.45*[.H7]-15576))" office:value-type="float" office:value="10773" calcext:value-type="float">
            <text:p>10773</text:p>
          </table:table-cell>
          <table:table-cell table:style-name="ce2" table:formula="of:=([.J7]-801)*0.25" office:value-type="float" office:value="424.75" calcext:value-type="float">
            <text:p>424.75</text:p>
          </table:table-cell>
          <table:table-cell table:style-name="ce4" table:formula="of:=[.T7]" office:value-type="float" office:value="564.01125" calcext:value-type="float">
            <text:p>564.01</text:p>
          </table:table-cell>
          <table:table-cell table:style-name="ce4" table:formula="of:=MIN(0.055*([.O7]);MAX(0.2*[.O7];972)) + (0.055*[.R7])" office:value-type="float" office:value="564.01125" calcext:value-type="float">
            <text:p>564.01</text:p>
          </table:table-cell>
          <table:table-cell office:value-type="float" office:value="7834" calcext:value-type="float">
            <text:p>7834</text:p>
          </table:table-cell>
          <table:table-cell office:value-type="float" office:value="13139" calcext:value-type="float">
            <text:p>13139</text:p>
          </table:table-cell>
          <table:table-cell office:value-type="float" office:value="52551" calcext:value-type="float">
            <text:p>52551</text:p>
          </table:table-cell>
          <table:table-cell office:value-type="float" office:value="250400" calcext:value-type="float">
            <text:p>250400</text:p>
          </table:table-cell>
          <table:table-cell/>
          <table:table-cell table:formula="of:=([.F7]&gt;[.$U7])*([.F7]&lt;[.$V7])*(939.68*([.F7]-[.$U7])/10000+1400)*([.F7]-[.$U7])/10000+([.F7]&gt;[.$V7])*([.F7]&lt;[.$W7])*((228.74*([.F7]-[.$V7])/10000+2397)*([.F7]-[.$V7])/10000+1007)+([.F7]&gt;[.$W7])*([.F7]&lt;[.$X7])*(0.42*[.F7]-8064)+([.F7]&gt;[.$X7])*(0.45*[.F7]-15576)" office:value-type="float" office:value="9830.2882760554" calcext:value-type="float">
            <text:p>9830.2882760554</text:p>
          </table:table-cell>
          <table:table-cell table:number-columns-repeated="2"/>
          <table:table-cell table:style-name="ce1"/>
          <table:table-cell table:number-columns-repeated="994"/>
        </table:table-row>
        <table:table-row table:style-name="ro1">
          <table:table-cell table:formula="of:=[.B8]" office:value-type="float" office:value="5" calcext:value-type="float">
            <text:p>5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0000" calcext:value-type="float">
            <text:p>200000</text:p>
          </table:table-cell>
          <table:table-cell office:value-type="float" office:value="180000" calcext:value-type="float">
            <text:p>18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80000" calcext:value-type="float">
            <text:p>1800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8" calcext:value-type="float">
            <text:p>2018</text:p>
          </table:table-cell>
          <table:table-cell/>
          <table:table-cell table:style-name="ce3" table:formula="of:=INT(([.E8]&gt;9000)*([.E8]&lt;13996)*(997.8*([.E8]-9000)/10000+1400)*([.E8]-9000)/10000+([.E8]&gt;13996)*([.E8]&lt;54949)*((220.13*([.E8]-13996)/10000+2397)*([.E8]-13996)/10000+948.49)+([.E8]&gt;54950)*([.E8]&lt;260532)*(0.42*[.E8]-8621.75)+([.E8]&gt;260532)*(0.45*[.E8]-16437.7))" office:value-type="float" office:value="75378" calcext:value-type="float">
            <text:p>75378</text:p>
          </table:table-cell>
          <table:table-cell table:style-name="ce3" table:formula="of:=INT(([.F8]&gt;9000)*([.F8]&lt;13996)*(997.8*([.F8]-9000)/10000+1400)*([.F8]-9000)/10000+([.F8]&gt;13996)*([.F8]&lt;54949)*((220.13*([.F8]-13996)/10000+2397)*([.F8]-13996)/10000+948.49)+([.F8]&gt;54950)*([.F8]&lt;260532)*(0.42*[.F8]-8621.75)+([.F8]&gt;260532)*(0.45*[.F8]-16437.7))" office:value-type="float" office:value="66978" calcext:value-type="float">
            <text:p>66978</text:p>
          </table:table-cell>
          <table:table-cell table:style-name="ce3" table:formula="of:=INT(([.G8]&gt;9000)*([.G8]&lt;13996)*(997.8*([.G8]-9000)/10000+1400)*([.G8]-9000)/10000+([.G8]&gt;13996)*([.G8]&lt;54949)*((220.13*([.G8]-13996)/10000+2397)*([.G8]-13996)/10000+948.49)+([.G8]&gt;54950)*([.G8]&lt;260532)*(0.42*[.G8]-8621.75)+([.G8]&gt;260532)*(0.45*[.G8]-16437.7))" office:value-type="float" office:value="75378" calcext:value-type="float">
            <text:p>75378</text:p>
          </table:table-cell>
          <table:table-cell table:style-name="ce3" table:formula="of:=INT(([.H8]&gt;9000)*([.H8]&lt;13996)*(997.8*([.H8]-9000)/10000+1400)*([.H8]-9000)/10000+([.H8]&gt;13996)*([.H8]&lt;54949)*((220.13*([.H8]-13996)/10000+2397)*([.H8]-13996)/10000+948.49)+([.H8]&gt;54950)*([.H8]&lt;260532)*(0.42*[.H8]-8621.75)+([.H8]&gt;260532)*(0.45*[.H8]-16437.7))" office:value-type="float" office:value="66978" calcext:value-type="float">
            <text:p>66978</text:p>
          </table:table-cell>
          <table:table-cell table:style-name="ce2" office:value-type="float" office:value="0" calcext:value-type="float">
            <text:p>0</text:p>
          </table:table-cell>
          <table:table-cell table:style-name="ce4" table:formula="of:=[.T8]" office:value-type="float" office:value="3683.79" calcext:value-type="float">
            <text:p>3683.79</text:p>
          </table:table-cell>
          <table:table-cell table:style-name="ce4" table:formula="of:=MIN(0.055*([.O8]);MAX(0.2*[.O8];972)) + (0.055*[.R8])" office:value-type="float" office:value="3683.79" calcext:value-type="float">
            <text:p>3683.79</text:p>
          </table:table-cell>
          <table:table-cell office:value-type="float" office:value="9000" calcext:value-type="float">
            <text:p>9000</text:p>
          </table:table-cell>
          <table:table-cell office:value-type="float" office:value="13996" calcext:value-type="float">
            <text:p>13996</text:p>
          </table:table-cell>
          <table:table-cell office:value-type="float" office:value="54949" calcext:value-type="float">
            <text:p>54949</text:p>
          </table:table-cell>
          <table:table-cell office:value-type="float" office:value="260532" calcext:value-type="float">
            <text:p>260532</text:p>
          </table:table-cell>
          <table:table-cell/>
          <table:table-cell table:formula="of:=([.F8]&gt;9000)*([.F8]&lt;13996)*(997.8*([.F8]-9000)/10000+1400)*([.F8]-9000)/10000+([.F8]&gt;13996)*([.F8]&lt;54949)*((220.13*([.F8]-13996)/10000+2397)*([.F8]-13996)/10000+948.49)+([.F8]&gt;54950)*([.F8]&lt;260532)*(0.42*[.F8]-8621.75)+([.F8]&gt;260532)*(0.45*[.F8]-16437.7)" office:value-type="float" office:value="66978.25" calcext:value-type="float">
            <text:p>66978.25</text:p>
          </table:table-cell>
          <table:table-cell table:number-columns-repeated="2"/>
          <table:table-cell table:style-name="ce1"/>
          <table:table-cell table:number-columns-repeated="994"/>
        </table:table-row>
        <table:table-row table:style-name="ro1" table:number-rows-repeated="17">
          <table:table-cell table:number-columns-repeated="28"/>
          <table:table-cell table:style-name="ce4"/>
          <table:table-cell table:number-columns-repeated="994"/>
        </table:table-row>
        <table:table-row table:style-name="ro1" table:number-rows-repeated="1048550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2">00/00/0000</text:date>, <text:time style:data-style-name="N2" text:time-value="20:54:00.9714785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/>
    <meta:creation-date>2006-09-16T00:00:00Z</meta:creation-date>
    <dc:date>2020-06-02T21:02:05.019824107</dc:date>
    <meta:editing-duration>PT37M27S</meta:editing-duration>
    <meta:editing-cycles>18</meta:editing-cycles>
    <meta:document-statistic meta:table-count="1" meta:cell-count="192" meta:object-count="0"/>
  </office:meta>
</office:document-meta>
</file>